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0cfc7" officeooo:paragraph-rsid="0010cfc7"/>
    </style:style>
    <style:style style:name="P2" style:family="paragraph" style:parent-style-name="Standard">
      <style:text-properties officeooo:rsid="0010cfc7" officeooo:paragraph-rsid="00133218"/>
    </style:style>
    <style:style style:name="P3" style:family="paragraph" style:parent-style-name="Standard">
      <style:text-properties officeooo:rsid="0013368e" officeooo:paragraph-rsid="0013368e"/>
    </style:style>
    <style:style style:name="P4" style:family="paragraph" style:parent-style-name="Standard">
      <style:paragraph-properties>
        <style:tab-stops>
          <style:tab-stop style:position="1.3228in"/>
        </style:tab-stops>
      </style:paragraph-properties>
      <style:text-properties officeooo:rsid="0013368e" officeooo:paragraph-rsid="0013368e"/>
    </style:style>
    <style:style style:name="P5" style:family="paragraph" style:parent-style-name="Standard">
      <style:paragraph-properties>
        <style:tab-stops>
          <style:tab-stop style:position="1.3228in"/>
        </style:tab-stops>
      </style:paragraph-properties>
      <style:text-properties officeooo:rsid="0013368e" officeooo:paragraph-rsid="0017c85f"/>
    </style:style>
    <style:style style:name="P6" style:family="paragraph" style:parent-style-name="Standard">
      <style:paragraph-properties>
        <style:tab-stops>
          <style:tab-stop style:position="1.3228in"/>
        </style:tab-stops>
      </style:paragraph-properties>
      <style:text-properties officeooo:rsid="00182f99" officeooo:paragraph-rsid="00182f99"/>
    </style:style>
    <style:style style:name="P7" style:family="paragraph" style:parent-style-name="Standard">
      <style:paragraph-properties>
        <style:tab-stops>
          <style:tab-stop style:position="1.3228in"/>
        </style:tab-stops>
      </style:paragraph-properties>
      <style:text-properties officeooo:rsid="0018b08b" officeooo:paragraph-rsid="0018b08b"/>
    </style:style>
    <style:style style:name="P8" style:family="paragraph" style:parent-style-name="Standard">
      <style:text-properties officeooo:rsid="00168d6f" officeooo:paragraph-rsid="00168d6f"/>
    </style:style>
    <style:style style:name="P9" style:family="paragraph" style:parent-style-name="Standard">
      <style:text-properties officeooo:rsid="00133218" officeooo:paragraph-rsid="00133218"/>
    </style:style>
    <style:style style:name="P10" style:family="paragraph" style:parent-style-name="Standard">
      <style:text-properties officeooo:rsid="00133218" officeooo:paragraph-rsid="001f1ab8"/>
    </style:style>
    <style:style style:name="P11" style:family="paragraph" style:parent-style-name="Standard">
      <style:paragraph-properties>
        <style:tab-stops>
          <style:tab-stop style:position="1.3228in"/>
        </style:tab-stops>
      </style:paragraph-properties>
      <style:text-properties officeooo:rsid="001d8593" officeooo:paragraph-rsid="001d8593"/>
    </style:style>
    <style:style style:name="P12" style:family="paragraph" style:parent-style-name="Standard">
      <style:text-properties officeooo:rsid="001bb37d" officeooo:paragraph-rsid="001bb37d"/>
    </style:style>
    <style:style style:name="P13" style:family="paragraph" style:parent-style-name="Standard">
      <style:text-properties officeooo:rsid="001eac70" officeooo:paragraph-rsid="001f1ab8"/>
    </style:style>
    <style:style style:name="P14" style:family="paragraph" style:parent-style-name="Standard">
      <style:text-properties officeooo:rsid="00228593" officeooo:paragraph-rsid="00228593"/>
    </style:style>
    <style:style style:name="P15" style:family="paragraph" style:parent-style-name="Standard">
      <style:paragraph-properties>
        <style:tab-stops>
          <style:tab-stop style:position="1.3228in"/>
        </style:tab-stops>
      </style:paragraph-properties>
      <style:text-properties officeooo:rsid="0024f051" officeooo:paragraph-rsid="0024f051"/>
    </style:style>
    <style:style style:name="P16" style:family="paragraph" style:parent-style-name="Standard">
      <style:paragraph-properties>
        <style:tab-stops>
          <style:tab-stop style:position="1.3228in"/>
        </style:tab-stops>
      </style:paragraph-properties>
      <style:text-properties officeooo:rsid="0024f051" officeooo:paragraph-rsid="00258ca2"/>
    </style:style>
    <style:style style:name="P17" style:family="paragraph" style:parent-style-name="Standard">
      <style:paragraph-properties>
        <style:tab-stops>
          <style:tab-stop style:position="1.3228in"/>
        </style:tab-stops>
      </style:paragraph-properties>
      <style:text-properties officeooo:rsid="00258ca2" officeooo:paragraph-rsid="00258ca2"/>
    </style:style>
    <style:style style:name="P18" style:family="paragraph" style:parent-style-name="Standard">
      <style:paragraph-properties>
        <style:tab-stops>
          <style:tab-stop style:position="1.3228in"/>
        </style:tab-stops>
      </style:paragraph-properties>
      <style:text-properties officeooo:rsid="00260339" officeooo:paragraph-rsid="00260339"/>
    </style:style>
    <style:style style:name="P19" style:family="paragraph" style:parent-style-name="Standard">
      <style:text-properties officeooo:rsid="0027a307" officeooo:paragraph-rsid="0027a307"/>
    </style:style>
    <style:style style:name="P20" style:family="paragraph" style:parent-style-name="Standard">
      <style:text-properties officeooo:rsid="002ae31e" officeooo:paragraph-rsid="002ae31e"/>
    </style:style>
    <style:style style:name="P21" style:family="paragraph" style:parent-style-name="Standard">
      <style:text-properties officeooo:rsid="002b8aef" officeooo:paragraph-rsid="002b8aef"/>
    </style:style>
    <style:style style:name="P22" style:family="paragraph" style:parent-style-name="Standard">
      <style:text-properties officeooo:rsid="002b8aef" officeooo:paragraph-rsid="002d1390"/>
    </style:style>
    <style:style style:name="P23" style:family="paragraph" style:parent-style-name="Standard">
      <style:text-properties officeooo:rsid="002d1390" officeooo:paragraph-rsid="002d1390"/>
    </style:style>
    <style:style style:name="P24" style:family="paragraph" style:parent-style-name="Standard">
      <style:text-properties officeooo:rsid="002f46d1" officeooo:paragraph-rsid="002f46d1"/>
    </style:style>
    <style:style style:name="P25" style:family="paragraph" style:parent-style-name="Standard">
      <style:text-properties officeooo:rsid="002f46d1" officeooo:paragraph-rsid="0030b88b"/>
    </style:style>
    <style:style style:name="P26" style:family="paragraph" style:parent-style-name="Standard">
      <style:text-properties officeooo:rsid="002f46d1" officeooo:paragraph-rsid="0030ba07"/>
    </style:style>
    <style:style style:name="P27" style:family="paragraph" style:parent-style-name="Standard">
      <style:text-properties officeooo:rsid="002f46d1" officeooo:paragraph-rsid="003154b2"/>
    </style:style>
    <style:style style:name="P28" style:family="paragraph" style:parent-style-name="Standard">
      <style:text-properties officeooo:rsid="002f46d1" officeooo:paragraph-rsid="00323503"/>
    </style:style>
    <style:style style:name="P29" style:family="paragraph" style:parent-style-name="Standard">
      <style:text-properties officeooo:rsid="002f46d1" officeooo:paragraph-rsid="003358bf"/>
    </style:style>
    <style:style style:name="P30" style:family="paragraph" style:parent-style-name="Standard">
      <style:text-properties officeooo:rsid="002f46d1" officeooo:paragraph-rsid="003399f6"/>
    </style:style>
    <style:style style:name="P31" style:family="paragraph" style:parent-style-name="Standard">
      <style:text-properties officeooo:rsid="002f46d1" officeooo:paragraph-rsid="00354adb"/>
    </style:style>
    <style:style style:name="P32" style:family="paragraph" style:parent-style-name="Standard">
      <style:text-properties officeooo:rsid="002f46d1" officeooo:paragraph-rsid="0037423d"/>
    </style:style>
    <style:style style:name="P33" style:family="paragraph" style:parent-style-name="Standard">
      <style:text-properties officeooo:rsid="002f46d1" officeooo:paragraph-rsid="00392143"/>
    </style:style>
    <style:style style:name="P34" style:family="paragraph" style:parent-style-name="Standard">
      <style:text-properties officeooo:rsid="002f46d1" officeooo:paragraph-rsid="0039f834"/>
    </style:style>
    <style:style style:name="T1" style:family="text">
      <style:text-properties officeooo:rsid="00133218"/>
    </style:style>
    <style:style style:name="T2" style:family="text">
      <style:text-properties officeooo:rsid="0013368e"/>
    </style:style>
    <style:style style:name="T3" style:family="text">
      <style:text-properties officeooo:rsid="0017c85f"/>
    </style:style>
    <style:style style:name="T4" style:family="text">
      <style:text-properties officeooo:rsid="00182f99"/>
    </style:style>
    <style:style style:name="T5" style:family="text">
      <style:text-properties officeooo:rsid="001eac70"/>
    </style:style>
    <style:style style:name="T6" style:family="text">
      <style:text-properties officeooo:rsid="001f1ab8"/>
    </style:style>
    <style:style style:name="T7" style:family="text">
      <style:text-properties officeooo:rsid="00200b6b"/>
    </style:style>
    <style:style style:name="T8" style:family="text">
      <style:text-properties officeooo:rsid="00258ca2"/>
    </style:style>
    <style:style style:name="T9" style:family="text">
      <style:text-properties officeooo:rsid="0030b88b"/>
    </style:style>
    <style:style style:name="T10" style:family="text">
      <style:text-properties officeooo:rsid="0030ba07"/>
    </style:style>
    <style:style style:name="T11" style:family="text">
      <style:text-properties officeooo:rsid="003154b2"/>
    </style:style>
    <style:style style:name="T12" style:family="text">
      <style:text-properties officeooo:rsid="00323503"/>
    </style:style>
    <style:style style:name="T13" style:family="text">
      <style:text-properties officeooo:rsid="003358bf"/>
    </style:style>
    <style:style style:name="T14" style:family="text">
      <style:text-properties officeooo:rsid="003399f6"/>
    </style:style>
    <style:style style:name="T15" style:family="text">
      <style:text-properties officeooo:rsid="00354adb"/>
    </style:style>
    <style:style style:name="T16" style:family="text">
      <style:text-properties officeooo:rsid="0037423d"/>
    </style:style>
    <style:style style:name="T17" style:family="text">
      <style:text-properties officeooo:rsid="00392143"/>
    </style:style>
    <style:style style:name="T18" style:family="text">
      <style:text-properties officeooo:rsid="0039f8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u&gt;Jacob&lt;/u&gt;\n</text:p>
      <text:p text:style-name="P1">Died age 33. <text:line-break/>Took his life a year after his wife died.</text:p>
      <text:p text:style-name="P1">Surviving his oldest of 10, eve and 5 sons.</text:p>
      <text:p text:style-name="P1"/>
      <text:p text:style-name="P1">&lt;u&gt;Amanda&lt;/u&gt;\n</text:p>
      <text:p text:style-name="P1">Died age 31 during a boating accident.</text:p>
      <text:p text:style-name="P1">Wife and Mother of 6.</text:p>
      <text:p text:style-name="P1"/>
      <text:p text:style-name="P2"><text:span text:style-name="T1">Zaki: I got the </text:span><text:span text:style-name="T2">groceries</text:span><text:span text:style-name="T1"> and they're all put away. <text:s/></text:span></text:p>
      <text:p text:style-name="P2"><text:span text:style-name="T2">Corliss</text:span><text:span text:style-name="T1">: I think its time for a break.</text:span></text:p>
      <text:p text:style-name="P3">&lt;&lt;Step outside&gt;&gt;</text:p>
      <text:p text:style-name="P3">Corliss: Are you ready?</text:p>
      <text:p text:style-name="P3">Zaki: Ready as I'll ever be.</text:p>
      <text:p text:style-name="P3">&lt;&lt;Battle&gt;&gt;</text:p>
      <text:p text:style-name="P3">Zaki:...</text:p>
      <text:p text:style-name="P3">Zaki:Do you really have to go?</text:p>
      <text:p text:style-name="P3">Corliss: Yeah, I think its time.</text:p>
      <text:p text:style-name="P3">Corliss: You should have enough in the account for a year or so.</text:p>
      <text:p text:style-name="P3">Corliss: I'll try to send money home when I can. <text:s/></text:p>
      <text:p text:style-name="P3">Corliss: Take care of Chris and Paul. You can do it.</text:p>
      <text:p text:style-name="P3">Zaki:…</text:p>
      <text:p text:style-name="P3">Corliss:*hugs*.</text:p>
      <text:p text:style-name="P3">Corliss:Good Luck.</text:p>
      <text:p text:style-name="P3">Zaki:...</text:p>
      <text:p text:style-name="P3"/>
      <text:p text:style-name="P4"/>
      <text:p text:style-name="P5"><text:span text:style-name="T3">Corliss: </text:span><text:span text:style-name="T4">Do you have my badge?</text:span><text:span text:style-name="T3"> </text:span></text:p>
      <text:p text:style-name="P6">Mayor: I have one trainer badge for a “Eve Corliss Hamlet”.</text:p>
      <text:p text:style-name="P7">You got a Trainer Badge.</text:p>
      <text:p text:style-name="P6">Mayor: Wouldn't it be easier to go by eve?</text:p>
      <text:p text:style-name="P6">Corliss: I never liked eve, It's such a horrible name.</text:p>
      <text:p text:style-name="P7">Mayor: Also take this.</text:p>
      <text:p text:style-name="P7">You got a Monster Wiki.</text:p>
      <text:p text:style-name="P7">You got 6 Capture Devices;</text:p>
      <text:p text:style-name="P7">Corliss: Well, any questions?</text:p>
      <text:p text:style-name="P7">Corliss:Can I go?</text:p>
      <text:p text:style-name="P7">Mayor:...</text:p>
      <text:p text:style-name="P7">Mayor: Take Care.</text:p>
      <text:p text:style-name="P7">Corliss: Yeah, whatever.</text:p>
      <text:p text:style-name="P7"/>
      <text:p text:style-name="P11">Water Jay</text:p>
      <text:p text:style-name="P11">Water Rabbit</text:p>
      <text:p text:style-name="P11">Tsunami Cat</text:p>
      <text:p text:style-name="P11">Storm Dragon</text:p>
      <text:p text:style-name="P11"/>
      <text:p text:style-name="P15">Regretful Maul</text:p>
      <text:p text:style-name="P15">Insomniac Rage</text:p>
      <text:p text:style-name="P15">Bashful Swing</text:p>
      <text:p text:style-name="P16"><text:soft-page-break/>Stampede</text:p>
      <text:p text:style-name="P17">Lightning Storm</text:p>
      <text:p text:style-name="P18">Electric Blast</text:p>
      <text:p text:style-name="P17">Energy Spike</text:p>
      <text:p text:style-name="P17">Charge Attack</text:p>
      <text:p text:style-name="P17"/>
      <text:p text:style-name="Standard"><text:span text:style-name="T8">E</text:span>lectrocution</text:p>
      <text:p text:style-name="P17">Super Capacitor</text:p>
      <text:p text:style-name="P17"/>
      <text:p text:style-name="P15"/>
      <text:p text:style-name="P11"/>
      <text:p text:style-name="P12">I vaguely remember a girl who looked a lot like you. When ever I came to the lake I would see her here with her family.</text:p>
      <text:p text:style-name="P12"/>
      <text:p text:style-name="P12">But then 4 years ago she stop coming. <text:s/>I wonder what happened.</text:p>
      <text:p text:style-name="P3"/>
      <text:p text:style-name="P8">Electric</text:p>
      <text:p text:style-name="P8"/>
      <text:p text:style-name="P8">Know For it healing ability. <text:s/>As it grows, it becomes better able to take care of itself and its companions. <text:s/>Even if it doesn't want to.</text:p>
      <text:p text:style-name="P8"/>
      <text:p text:style-name="P8">It blends into the scenery, but unlike other flowers, its able to move and attack.</text:p>
      <text:p text:style-name="P8">Know for its intelligence and agility. However, prefers solitude over companionship.</text:p>
      <text:p text:style-name="P9"/>
      <text:p text:style-name="P10"><text:span text:style-name="T6">Know for destroying ships. <text:s/></text:span><text:span text:style-name="T5">It's habit</text:span><text:span text:style-name="T7">at</text:span><text:span text:style-name="T5"> is unknown, but some theorize it can jump from one body of water to another by will.</text:span></text:p>
      <text:p text:style-name="P13"/>
      <text:p text:style-name="P19">I think these costumes are ridiculous.</text:p>
      <text:p text:style-name="P19"/>
      <text:p text:style-name="P19">I never understood why a Trainer would use only one type.</text:p>
      <text:p text:style-name="P13"/>
      <text:p text:style-name="P14">It's a small plant. <text:s/>There is definitely no way around that.</text:p>
      <text:p text:style-name="P14"/>
      <text:p text:style-name="P14">Grid </text:p>
      <text:p text:style-name="P14"/>
      <text:p text:style-name="P20">I can barely see anything with hairdo, but <text:s/>it's totally worth it. </text:p>
      <text:p text:style-name="P20"/>
      <text:p text:style-name="P21">I just got my trainer's license a couple months ago. Isn't it exciting! I've been training ever since I was 4, so I'm pretty good at this.</text:p>
      <text:p text:style-name="P21"/>
      <text:p text:style-name="P23">Poison</text:p>
      <text:p text:style-name="P22"/>
      <text:p text:style-name="P24">Mayor: Anyways, These will help you on your journey.</text:p>
      <text:p text:style-name="P24"/>
      <text:p text:style-name="P25"><text:span text:style-name="T9">It uses vines to hide itself. Perhaps it's hiding from something, or perhaps its spying on someone.</text:span></text:p>
      <text:p text:style-name="P25"><text:span text:style-name="T9"/></text:p>
      <text:p text:style-name="P25"><text:span text:style-name="T9">Legend has it that there once was a elephant that was over two tons. <text:s/>Which is why this Elephant is called Mini.</text:span></text:p>
      <text:p text:style-name="P25"><text:span text:style-name="T9"/></text:p>
      <text:p text:style-name="P25"><text:soft-page-break/><text:span text:style-name="T9">Once said to be extinct, now hunted for sport. <text:s/>Overpopulation has become a major concern. </text:span></text:p>
      <text:p text:style-name="P25"><text:span text:style-name="T9"/></text:p>
      <text:p text:style-name="P26"><text:span text:style-name="T10">Known for lying around </text:span><text:span text:style-name="T11">and eating all day. <text:s/>Not much else to note.</text:span></text:p>
      <text:p text:style-name="P26"><text:span text:style-name="T11"/></text:p>
      <text:p text:style-name="P27"><text:span text:style-name="T11">It</text:span><text:span text:style-name="T12"> uses its hard shell to provide extra protection.</text:span></text:p>
      <text:p text:style-name="P27"><text:span text:style-name="T11"/></text:p>
      <text:p text:style-name="P28"><text:span text:style-name="T12">It's known for scrounging through campsites looking for food.</text:span></text:p>
      <text:p text:style-name="P28"><text:span text:style-name="T12"/></text:p>
      <text:p text:style-name="P28"><text:span text:style-name="T12">It's found in forests near dead trees. <text:s/>It uses its fire to help decompose tree. </text:span></text:p>
      <text:p text:style-name="P28"><text:span text:style-name="T12"/></text:p>
      <text:p text:style-name="P29"><text:span text:style-name="T13">Abandoned by its parents at a young age, the flame fox searches the world for companionship.</text:span></text:p>
      <text:p text:style-name="P29"><text:span text:style-name="T13"/></text:p>
      <text:p text:style-name="P29"><text:span text:style-name="T13">Its flames are bright enough to help travelers and miners see through caves. <text:s/>Not the friendliest though, <text:s/>when upset, it often injures the ones around them.</text:span></text:p>
      <text:p text:style-name="P29"><text:span text:style-name="T13"/></text:p>
      <text:p text:style-name="P29"><text:span text:style-name="T13">Most People know it has the power to start fires, but it also has the power to put them out.</text:span></text:p>
      <text:p text:style-name="P29"><text:span text:style-name="T13"/></text:p>
      <text:p text:style-name="P30"><text:span text:style-name="T14">It is not found in the wild. <text:s/>It's spends most of it time hiding, so it can hone its skills. <text:s/>It is said only two <text:s/>have every been caught.</text:span></text:p>
      <text:p text:style-name="P30"><text:span text:style-name="T14"/></text:p>
      <text:p text:style-name="P31"><text:span text:style-name="T15">Its sadness stems for a deep regret. <text:s/>It spends most of its time awake, thinking about the past..</text:span></text:p>
      <text:p text:style-name="P31"><text:span text:style-name="T15"/></text:p>
      <text:p text:style-name="P31"><text:span text:style-name="T15">I</text:span><text:span text:style-name="T16">t Wool is varies from sheep to sheep. It can be anything from cotton to battle armor.</text:span></text:p>
      <text:p text:style-name="P31"><text:span text:style-name="T16"/></text:p>
      <text:p text:style-name="P32"><text:span text:style-name="T16">Despite being able to live it water, its still only uses electric moves. <text:s/>It is said some can learn water type moves, but this has never been confirmed.</text:span></text:p>
      <text:p text:style-name="P32"><text:span text:style-name="T16"/></text:p>
      <text:p text:style-name="P32"><text:span text:style-name="T16">When Placed in jar of water, it can be used to power electric devices.</text:span></text:p>
      <text:p text:style-name="P32"><text:span text:style-name="T16"/></text:p>
      <text:p text:style-name="P33"><text:span text:style-name="T16">It leads a carefree existence, but only when food sources are plentiful.</text:span></text:p>
      <text:p text:style-name="P32"><text:span text:style-name="T16"/></text:p>
      <text:p text:style-name="P33"><text:span text:style-name="T17">It's often used to fly overhead and spot nearby water sources.</text:span></text:p>
      <text:p text:style-name="P33"><text:span text:style-name="T17"/></text:p>
      <text:p text:style-name="P33"><text:span text:style-name="T17">It can create huge Tsunamis, or fill up water bottles.</text:span></text:p>
      <text:p text:style-name="P33"><text:span text:style-name="T17"/></text:p>
      <text:p text:style-name="P34"><text:span text:style-name="T18">It known for its speed and agility. However, its a very slow breed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04T18:23:48</meta:creation-date>
    <dc:date>2011-07-06T13:05:37</dc:date>
    <meta:editing-duration>PT41H40M56S</meta:editing-duration>
    <meta:editing-cycles>16</meta:editing-cycles>
    <meta:generator>OpenOffice.org/3.2$Linux OpenOffice.org_project/320m19$Build-9505</meta:generator>
    <meta:document-statistic meta:table-count="0" meta:image-count="0" meta:object-count="0" meta:page-count="3" meta:paragraph-count="83" meta:word-count="720" meta:character-count="3931"/>
  </office:meta>
</office:document-meta>
</file>